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background-color="#eeece1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25">
      <style:table-cell-properties fo:background-color="#eeece1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2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ourie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5"/>
        <table:table-column table:style-name="co1" table:number-columns-repeated="147" table:default-cell-style-name="ce2"/>
        <table:table-row table:style-name="ro1">
          <table:table-cell table:style-name="ce1" office:value-type="string" calcext:value-type="string">
            <text:p>ent</text:p>
          </table:table-cell>
          <table:table-cell table:style-name="ce1" office:value-type="string" calcext:value-type="string">
            <text:p>edo</text:p>
          </table:table-cell>
          <table:table-cell table:style-name="ce1" office:value-type="string" calcext:value-type="string">
            <text:p>cuo01</text:p>
          </table:table-cell>
          <table:table-cell table:style-name="ce1" office:value-type="string" calcext:value-type="string">
            <text:p>folio</text:p>
          </table:table-cell>
          <table:table-cell table:style-name="ce1" office:value-type="string" calcext:value-type="string">
            <text:p>unico</text:p>
          </table:table-cell>
          <table:table-cell table:style-name="ce1" office:value-type="string" calcext:value-type="string">
            <text:p>div</text:p>
          </table:table-cell>
          <table:table-cell table:style-name="ce4" office:value-type="string" calcext:value-type="string">
            <text:p>fecha</text:p>
          </table:table-cell>
          <table:table-cell table:style-name="ce1" office:value-type="string" calcext:value-type="string">
            <text:p>empresa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001</text:p>
          </table:table-cell>
          <table:table-cell table:style-name="ce1" office:value-type="string" calcext:value-type="string">
            <text:p>p002</text:p>
          </table:table-cell>
          <table:table-cell table:style-name="ce1" office:value-type="string" calcext:value-type="string">
            <text:p>p003</text:p>
          </table:table-cell>
          <table:table-cell table:style-name="ce1" office:value-type="string" calcext:value-type="string">
            <text:p>p004</text:p>
          </table:table-cell>
          <table:table-cell table:style-name="ce1" office:value-type="string" calcext:value-type="string">
            <text:p>p00501</text:p>
          </table:table-cell>
          <table:table-cell table:style-name="ce1" office:value-type="string" calcext:value-type="string">
            <text:p>p00502</text:p>
          </table:table-cell>
          <table:table-cell table:style-name="ce1" office:value-type="string" calcext:value-type="string">
            <text:p>p00503</text:p>
          </table:table-cell>
          <table:table-cell table:style-name="ce1" office:value-type="string" calcext:value-type="string">
            <text:p>p00504</text:p>
          </table:table-cell>
          <table:table-cell table:style-name="ce1" office:value-type="string" calcext:value-type="string">
            <text:p>p00505</text:p>
          </table:table-cell>
          <table:table-cell table:style-name="ce1" office:value-type="string" calcext:value-type="string">
            <text:p>p00506</text:p>
          </table:table-cell>
          <table:table-cell table:style-name="ce1" office:value-type="string" calcext:value-type="string">
            <text:p>p00507</text:p>
          </table:table-cell>
          <table:table-cell table:style-name="ce1" office:value-type="string" calcext:value-type="string">
            <text:p>p00601</text:p>
          </table:table-cell>
          <table:table-cell table:style-name="ce1" office:value-type="string" calcext:value-type="string">
            <text:p>p00602</text:p>
          </table:table-cell>
          <table:table-cell table:style-name="ce1" office:value-type="string" calcext:value-type="string">
            <text:p>p00603</text:p>
          </table:table-cell>
          <table:table-cell table:style-name="ce1" office:value-type="string" calcext:value-type="string">
            <text:p>nent</text:p>
          </table:table-cell>
          <table:table-cell table:style-name="ce1" office:value-type="string" calcext:value-type="string">
            <text:p>p009cuo</text:p>
          </table:table-cell>
          <table:table-cell table:style-name="ce1" office:value-type="string" calcext:value-type="string">
            <text:p>p00901</text:p>
          </table:table-cell>
          <table:table-cell table:style-name="ce1" office:value-type="string" calcext:value-type="string">
            <text:p>p00902</text:p>
          </table:table-cell>
          <table:table-cell table:style-name="ce1" office:value-type="string" calcext:value-type="string">
            <text:p>p00903</text:p>
          </table:table-cell>
          <table:table-cell table:style-name="ce1" office:value-type="string" calcext:value-type="string">
            <text:p>p00904</text:p>
          </table:table-cell>
          <table:table-cell table:style-name="ce1" office:value-type="string" calcext:value-type="string">
            <text:p>p00905</text:p>
          </table:table-cell>
          <table:table-cell table:style-name="ce1" office:value-type="string" calcext:value-type="string">
            <text:p>p00906</text:p>
          </table:table-cell>
          <table:table-cell table:style-name="ce1" office:value-type="string" calcext:value-type="string">
            <text:p>p00907</text:p>
          </table:table-cell>
          <table:table-cell table:style-name="ce1" office:value-type="string" calcext:value-type="string">
            <text:p>p00908</text:p>
          </table:table-cell>
          <table:table-cell table:style-name="ce1" office:value-type="string" calcext:value-type="string">
            <text:p>p00909</text:p>
          </table:table-cell>
          <table:table-cell table:style-name="ce1" office:value-type="string" calcext:value-type="string">
            <text:p>p01001</text:p>
          </table:table-cell>
          <table:table-cell table:style-name="ce1" office:value-type="string" calcext:value-type="string">
            <text:p>p01002</text:p>
          </table:table-cell>
          <table:table-cell table:style-name="ce1" office:value-type="string" calcext:value-type="string">
            <text:p>p01003</text:p>
          </table:table-cell>
          <table:table-cell table:style-name="ce1" office:value-type="string" calcext:value-type="string">
            <text:p>p01101</text:p>
          </table:table-cell>
          <table:table-cell table:style-name="ce1" office:value-type="string" calcext:value-type="string">
            <text:p>p01102</text:p>
          </table:table-cell>
          <table:table-cell table:style-name="ce1" office:value-type="string" calcext:value-type="string">
            <text:p>p01103</text:p>
          </table:table-cell>
          <table:table-cell table:style-name="ce1" office:value-type="string" calcext:value-type="string">
            <text:p>p01104</text:p>
          </table:table-cell>
          <table:table-cell table:style-name="ce1" office:value-type="string" calcext:value-type="string">
            <text:p>p01105</text:p>
          </table:table-cell>
          <table:table-cell table:style-name="ce1" office:value-type="string" calcext:value-type="string">
            <text:p>p01106</text:p>
          </table:table-cell>
          <table:table-cell table:style-name="ce1" office:value-type="string" calcext:value-type="string">
            <text:p>p01107</text:p>
          </table:table-cell>
          <table:table-cell table:style-name="ce1" office:value-type="string" calcext:value-type="string">
            <text:p>p01108</text:p>
          </table:table-cell>
          <table:table-cell table:style-name="ce1" office:value-type="string" calcext:value-type="string">
            <text:p>p01109</text:p>
          </table:table-cell>
          <table:table-cell table:style-name="ce1" office:value-type="string" calcext:value-type="string">
            <text:p>p01110</text:p>
          </table:table-cell>
          <table:table-cell table:style-name="ce1" office:value-type="string" calcext:value-type="string">
            <text:p>p01111</text:p>
          </table:table-cell>
          <table:table-cell table:style-name="ce1" office:value-type="string" calcext:value-type="string">
            <text:p>p01112</text:p>
          </table:table-cell>
          <table:table-cell table:style-name="ce1" office:value-type="string" calcext:value-type="string">
            <text:p>p01201</text:p>
          </table:table-cell>
          <table:table-cell table:style-name="ce1" office:value-type="string" calcext:value-type="string">
            <text:p>p01202</text:p>
          </table:table-cell>
          <table:table-cell table:style-name="ce1" office:value-type="string" calcext:value-type="string">
            <text:p>p01203</text:p>
          </table:table-cell>
          <table:table-cell table:style-name="ce1" office:value-type="string" calcext:value-type="string">
            <text:p>p01204</text:p>
          </table:table-cell>
          <table:table-cell table:style-name="ce1" office:value-type="string" calcext:value-type="string">
            <text:p>p01205</text:p>
          </table:table-cell>
          <table:table-cell table:style-name="ce1" office:value-type="string" calcext:value-type="string">
            <text:p>p01206</text:p>
          </table:table-cell>
          <table:table-cell table:style-name="ce1" office:value-type="string" calcext:value-type="string">
            <text:p>p01207</text:p>
          </table:table-cell>
          <table:table-cell table:style-name="ce1" office:value-type="string" calcext:value-type="string">
            <text:p>p01208</text:p>
          </table:table-cell>
          <table:table-cell table:style-name="ce1" office:value-type="string" calcext:value-type="string">
            <text:p>p01209</text:p>
          </table:table-cell>
          <table:table-cell table:style-name="ce1" office:value-type="string" calcext:value-type="string">
            <text:p>p01210</text:p>
          </table:table-cell>
          <table:table-cell table:style-name="ce1" office:value-type="string" calcext:value-type="string">
            <text:p>p01211</text:p>
          </table:table-cell>
          <table:table-cell table:style-name="ce1" office:value-type="string" calcext:value-type="string">
            <text:p>p01212</text:p>
          </table:table-cell>
          <table:table-cell table:style-name="ce1" office:value-type="string" calcext:value-type="string">
            <text:p>p01213</text:p>
          </table:table-cell>
          <table:table-cell table:style-name="ce1" office:value-type="string" calcext:value-type="string">
            <text:p>p01214</text:p>
          </table:table-cell>
          <table:table-cell table:style-name="ce1" office:value-type="string" calcext:value-type="string">
            <text:p>p01215</text:p>
          </table:table-cell>
          <table:table-cell table:style-name="ce1" office:value-type="string" calcext:value-type="string">
            <text:p>p01216</text:p>
          </table:table-cell>
          <table:table-cell table:style-name="ce1" office:value-type="string" calcext:value-type="string">
            <text:p>p01217</text:p>
          </table:table-cell>
          <table:table-cell table:style-name="ce1" office:value-type="string" calcext:value-type="string">
            <text:p>p01218</text:p>
          </table:table-cell>
          <table:table-cell table:style-name="ce1" office:value-type="string" calcext:value-type="string">
            <text:p>p01219</text:p>
          </table:table-cell>
          <table:table-cell table:style-name="ce1" office:value-type="string" calcext:value-type="string">
            <text:p>p01220</text:p>
          </table:table-cell>
          <table:table-cell table:style-name="ce1" office:value-type="string" calcext:value-type="string">
            <text:p>p01221</text:p>
          </table:table-cell>
          <table:table-cell table:style-name="ce1" office:value-type="string" calcext:value-type="string">
            <text:p>p01222</text:p>
          </table:table-cell>
          <table:table-cell table:style-name="ce1" office:value-type="string" calcext:value-type="string">
            <text:p>p01223</text:p>
          </table:table-cell>
          <table:table-cell table:style-name="ce1" office:value-type="string" calcext:value-type="string">
            <text:p>p01224</text:p>
          </table:table-cell>
          <table:table-cell table:style-name="ce1" office:value-type="string" calcext:value-type="string">
            <text:p>p01301</text:p>
          </table:table-cell>
          <table:table-cell table:style-name="ce1" office:value-type="string" calcext:value-type="string">
            <text:p>p01302</text:p>
          </table:table-cell>
          <table:table-cell table:style-name="ce1" office:value-type="string" calcext:value-type="string">
            <text:p>p01303</text:p>
          </table:table-cell>
          <table:table-cell table:style-name="ce1" office:value-type="string" calcext:value-type="string">
            <text:p>p01304</text:p>
          </table:table-cell>
          <table:table-cell table:style-name="ce1" office:value-type="string" calcext:value-type="string">
            <text:p>p01305</text:p>
          </table:table-cell>
          <table:table-cell table:style-name="ce1" office:value-type="string" calcext:value-type="string">
            <text:p>p01306</text:p>
          </table:table-cell>
          <table:table-cell table:style-name="ce1" office:value-type="string" calcext:value-type="string">
            <text:p>p01307</text:p>
          </table:table-cell>
          <table:table-cell table:style-name="ce1" office:value-type="string" calcext:value-type="string">
            <text:p>p01308</text:p>
          </table:table-cell>
          <table:table-cell table:style-name="ce1" office:value-type="string" calcext:value-type="string">
            <text:p>p01309</text:p>
          </table:table-cell>
          <table:table-cell table:style-name="ce1" office:value-type="string" calcext:value-type="string">
            <text:p>p01310</text:p>
          </table:table-cell>
          <table:table-cell table:style-name="ce1" office:value-type="string" calcext:value-type="string">
            <text:p>p01401</text:p>
          </table:table-cell>
          <table:table-cell table:style-name="ce1" office:value-type="string" calcext:value-type="string">
            <text:p>p01402</text:p>
          </table:table-cell>
          <table:table-cell table:style-name="ce1" office:value-type="string" calcext:value-type="string">
            <text:p>p01403</text:p>
          </table:table-cell>
          <table:table-cell table:style-name="ce1" office:value-type="string" calcext:value-type="string">
            <text:p>p01404</text:p>
          </table:table-cell>
          <table:table-cell table:style-name="ce1" office:value-type="string" calcext:value-type="string">
            <text:p>p01405</text:p>
          </table:table-cell>
          <table:table-cell table:style-name="ce1" office:value-type="string" calcext:value-type="string">
            <text:p>p01406</text:p>
          </table:table-cell>
          <table:table-cell table:style-name="ce1" office:value-type="string" calcext:value-type="string">
            <text:p>p01407</text:p>
          </table:table-cell>
          <table:table-cell table:style-name="ce1" office:value-type="string" calcext:value-type="string">
            <text:p>p01408</text:p>
          </table:table-cell>
          <table:table-cell table:style-name="ce1" office:value-type="string" calcext:value-type="string">
            <text:p>p01409</text:p>
          </table:table-cell>
          <table:table-cell table:style-name="ce1" office:value-type="string" calcext:value-type="string">
            <text:p>p01410</text:p>
          </table:table-cell>
          <table:table-cell table:style-name="ce1" office:value-type="string" calcext:value-type="string">
            <text:p>p01411</text:p>
          </table:table-cell>
          <table:table-cell table:style-name="ce1" office:value-type="string" calcext:value-type="string">
            <text:p>p01412</text:p>
          </table:table-cell>
          <table:table-cell table:style-name="ce1" office:value-type="string" calcext:value-type="string">
            <text:p>p01413</text:p>
          </table:table-cell>
          <table:table-cell table:style-name="ce1" office:value-type="string" calcext:value-type="string">
            <text:p>p01414</text:p>
          </table:table-cell>
          <table:table-cell table:style-name="ce1" office:value-type="string" calcext:value-type="string">
            <text:p>p01415</text:p>
          </table:table-cell>
          <table:table-cell table:style-name="ce1" office:value-type="string" calcext:value-type="string">
            <text:p>p01501</text:p>
          </table:table-cell>
          <table:table-cell table:style-name="ce1" office:value-type="string" calcext:value-type="string">
            <text:p>p01502</text:p>
          </table:table-cell>
          <table:table-cell table:style-name="ce1" office:value-type="string" calcext:value-type="string">
            <text:p>p01503</text:p>
          </table:table-cell>
          <table:table-cell table:style-name="ce1" office:value-type="string" calcext:value-type="string">
            <text:p>p01504</text:p>
          </table:table-cell>
          <table:table-cell table:style-name="ce1" office:value-type="string" calcext:value-type="string">
            <text:p>p01505</text:p>
          </table:table-cell>
          <table:table-cell table:style-name="ce1" office:value-type="string" calcext:value-type="string">
            <text:p>p01506</text:p>
          </table:table-cell>
          <table:table-cell table:style-name="ce1" office:value-type="string" calcext:value-type="string">
            <text:p>p01507</text:p>
          </table:table-cell>
          <table:table-cell table:style-name="ce1" office:value-type="string" calcext:value-type="string">
            <text:p>p01508</text:p>
          </table:table-cell>
          <table:table-cell table:style-name="ce1" office:value-type="string" calcext:value-type="string">
            <text:p>p01509</text:p>
          </table:table-cell>
          <table:table-cell table:style-name="ce1" office:value-type="string" calcext:value-type="string">
            <text:p>p01510</text:p>
          </table:table-cell>
          <table:table-cell table:style-name="ce1" office:value-type="string" calcext:value-type="string">
            <text:p>p01511</text:p>
          </table:table-cell>
          <table:table-cell table:style-name="ce1" office:value-type="string" calcext:value-type="string">
            <text:p>p01512</text:p>
          </table:table-cell>
          <table:table-cell table:style-name="ce1" office:value-type="string" calcext:value-type="string">
            <text:p>p01513</text:p>
          </table:table-cell>
          <table:table-cell table:style-name="ce1" office:value-type="string" calcext:value-type="string">
            <text:p>p01514</text:p>
          </table:table-cell>
          <table:table-cell table:style-name="ce1" office:value-type="string" calcext:value-type="string">
            <text:p>p01515</text:p>
          </table:table-cell>
          <table:table-cell table:style-name="ce1" office:value-type="string" calcext:value-type="string">
            <text:p>p01601</text:p>
          </table:table-cell>
          <table:table-cell table:style-name="ce1" office:value-type="string" calcext:value-type="string">
            <text:p>p01602</text:p>
          </table:table-cell>
          <table:table-cell table:style-name="ce1" office:value-type="string" calcext:value-type="string">
            <text:p>p01603</text:p>
          </table:table-cell>
          <table:table-cell table:style-name="ce1" office:value-type="string" calcext:value-type="string">
            <text:p>p01604</text:p>
          </table:table-cell>
          <table:table-cell table:style-name="ce1" office:value-type="string" calcext:value-type="string">
            <text:p>p01605</text:p>
          </table:table-cell>
          <table:table-cell table:style-name="ce1" office:value-type="string" calcext:value-type="string">
            <text:p>p01606</text:p>
          </table:table-cell>
          <table:table-cell table:style-name="ce1" office:value-type="string" calcext:value-type="string">
            <text:p>p01607</text:p>
          </table:table-cell>
          <table:table-cell table:style-name="ce1" office:value-type="string" calcext:value-type="string">
            <text:p>p01608</text:p>
          </table:table-cell>
          <table:table-cell table:style-name="ce1" office:value-type="string" calcext:value-type="string">
            <text:p>p01701</text:p>
          </table:table-cell>
          <table:table-cell table:style-name="ce1" office:value-type="string" calcext:value-type="string">
            <text:p>p01702</text:p>
          </table:table-cell>
          <table:table-cell table:style-name="ce1" office:value-type="string" calcext:value-type="string">
            <text:p>p01703</text:p>
          </table:table-cell>
          <table:table-cell table:style-name="ce1" office:value-type="string" calcext:value-type="string">
            <text:p>p01704</text:p>
          </table:table-cell>
          <table:table-cell table:style-name="ce1" office:value-type="string" calcext:value-type="string">
            <text:p>p01705</text:p>
          </table:table-cell>
          <table:table-cell table:style-name="ce1" office:value-type="string" calcext:value-type="string">
            <text:p>p01706</text:p>
          </table:table-cell>
          <table:table-cell table:style-name="ce1" office:value-type="string" calcext:value-type="string">
            <text:p>p01707</text:p>
          </table:table-cell>
          <table:table-cell table:style-name="ce1" office:value-type="string" calcext:value-type="string">
            <text:p>p01708</text:p>
          </table:table-cell>
          <table:table-cell table:style-name="ce1" office:value-type="string" calcext:value-type="string">
            <text:p>p01709</text:p>
          </table:table-cell>
          <table:table-cell table:style-name="ce1" office:value-type="string" calcext:value-type="string">
            <text:p>p01710</text:p>
          </table:table-cell>
          <table:table-cell table:style-name="ce1" office:value-type="string" calcext:value-type="string">
            <text:p>p01801</text:p>
          </table:table-cell>
          <table:table-cell table:style-name="ce1" office:value-type="string" calcext:value-type="string">
            <text:p>p01802</text:p>
          </table:table-cell>
          <table:table-cell table:style-name="ce1" office:value-type="string" calcext:value-type="string">
            <text:p>p01803</text:p>
          </table:table-cell>
          <table:table-cell table:style-name="ce1" office:value-type="string" calcext:value-type="string">
            <text:p>p01804</text:p>
          </table:table-cell>
          <table:table-cell table:style-name="ce1" office:value-type="string" calcext:value-type="string">
            <text:p>p01805</text:p>
          </table:table-cell>
          <table:table-cell table:style-name="ce1" office:value-type="string" calcext:value-type="string">
            <text:p>p01806</text:p>
          </table:table-cell>
          <table:table-cell table:style-name="ce1" office:value-type="string" calcext:value-type="string">
            <text:p>p01807</text:p>
          </table:table-cell>
          <table:table-cell table:style-name="ce1" office:value-type="string" calcext:value-type="string">
            <text:p>p01808</text:p>
          </table:table-cell>
          <table:table-cell table:style-name="ce1" office:value-type="string" calcext:value-type="string">
            <text:p>p01901</text:p>
          </table:table-cell>
          <table:table-cell table:style-name="ce1" office:value-type="string" calcext:value-type="string">
            <text:p>p01902</text:p>
          </table:table-cell>
          <table:table-cell table:style-name="ce1" office:value-type="string" calcext:value-type="string">
            <text:p>p01903</text:p>
          </table:table-cell>
          <table:table-cell table:style-name="ce1" office:value-type="string" calcext:value-type="string">
            <text:p>p01904</text:p>
          </table:table-cell>
          <table:table-cell table:style-name="ce1" office:value-type="string" calcext:value-type="string">
            <text:p>p01905</text:p>
          </table:table-cell>
          <table:table-cell table:style-name="ce1" office:value-type="string" calcext:value-type="string">
            <text:p>p01906</text:p>
          </table:table-cell>
          <table:table-cell table:style-name="ce1" office:value-type="string" calcext:value-type="string">
            <text:p>p020</text:p>
          </table:table-cell>
          <table:table-cell table:style-name="ce1" office:value-type="string" calcext:value-type="string">
            <text:p>p020x</text:p>
          </table:table-cell>
          <table:table-cell table:style-name="ce1" office:value-type="string" calcext:value-type="string">
            <text:p>p021</text:p>
          </table:table-cell>
          <table:table-cell table:style-name="ce1" office:value-type="string" calcext:value-type="string">
            <text:p>p02201</text:p>
          </table:table-cell>
          <table:table-cell table:style-name="ce1" office:value-type="string" calcext:value-type="string">
            <text:p>p02202</text:p>
          </table:table-cell>
          <table:table-cell table:style-name="ce1" office:value-type="string" calcext:value-type="string">
            <text:p>p02203</text:p>
          </table:table-cell>
          <table:table-cell table:style-name="ce1" office:value-type="string" calcext:value-type="string">
            <text:p>p02204</text:p>
          </table:table-cell>
          <table:table-cell table:style-name="ce1" office:value-type="string" calcext:value-type="string">
            <text:p>p02205</text:p>
          </table:table-cell>
          <table:table-cell table:style-name="ce1" office:value-type="string" calcext:value-type="string">
            <text:p>p022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103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7" calcext:value-type="date">
            <text:p>07-Apr-2011</text:p>
          </table:table-cell>
          <table:table-cell office:value-type="string" calcext:value-type="string">
            <text:p>AYUNTAMIENTO CONSTITUCIONAL DE CHIAPAS</text:p>
          </table:table-cell>
          <table:table-cell office:value-type="string" calcext:value-type="string">
            <text:p>CHIAPAS</text:p>
          </table:table-cell>
          <table:table-cell office:value-type="string" calcext:value-type="string">
            <text:p>DAR SOLUCION A LOS ASUNTOS QUE CONSIERNEN AL MUNICIPI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PONSABILIDAD</text:p>
          </table:table-cell>
          <table:table-cell office:value-type="string" calcext:value-type="string">
            <text:p>RESOLUCION DE PROBLEMAS</text:p>
          </table:table-cell>
          <table:table-cell office:value-type="string" calcext:value-type="string">
            <text:p>LIDERAZGO</text:p>
          </table:table-cell>
          <table:table-cell office:value-type="string" calcext:value-type="string">
            <text:p>COORDINACION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AUXILIARES CONTABLES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PLANEAR,DISEÑAR E INSTRUMENTAR LA POLITICA</text:p>
          </table:table-cell>
          <table:table-cell office:value-type="string" calcext:value-type="string">
            <text:p>DIRIGIR EL SISTEMA DE APOYO A LAS FUNCIONES DEL AYUNTAMIENTO</text:p>
          </table:table-cell>
          <table:table-cell office:value-type="string" calcext:value-type="string">
            <text:p>COORDINAR Y VIGILAR EL BUEN FUNCIONAMIENTO DEL CENTRO DE RECLUSION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DESEMPEÑAR CON EXITO CADA EXIGENCIA DE EL MUNICIPI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ADOR PUBLIC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MINISTRACION DE RECURSOS HUMANOS</text:p>
          </table:table-cell>
          <table:table-cell office:value-type="string" calcext:value-type="string">
            <text:p>LOGISTICA</text:p>
          </table:table-cell>
          <table:table-cell office:value-type="string" calcext:value-type="string">
            <text:p>OBRAS PUBLIC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1102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7" calcext:value-type="date">
            <text:p>07-Apr-2011</text:p>
          </table:table-cell>
          <table:table-cell office:value-type="string" calcext:value-type="string">
            <text:p>GOBIERNO DEL ESTADO</text:p>
          </table:table-cell>
          <table:table-cell office:value-type="string" calcext:value-type="string">
            <text:p>CHIAPAS</text:p>
          </table:table-cell>
          <table:table-cell office:value-type="string" calcext:value-type="string">
            <text:p>ADMINISTRACION DE LOS DIVERSOS ASPECTOS RELACIONADOS CON EL BENEFICIO DE LA POBLACIO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DERAZGO</text:p>
          </table:table-cell>
          <table:table-cell office:value-type="string" calcext:value-type="string">
            <text:p>RESOLUCION DE PROBLEMAS</text:p>
          </table:table-cell>
          <table:table-cell office:value-type="string" calcext:value-type="string">
            <text:p>COMPETITIVIDAD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AUTORIZAR Y TRAMITAR EL PERIODICO OFICIAL DEL ESTADO</text:p>
          </table:table-cell>
          <table:table-cell office:value-type="string" calcext:value-type="string">
            <text:p>LLEVAR EL ORDEN GENERAL QUE DEBEN REGIRL AL ESTADO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MAYOR PARTICIPACION Y COORDINACION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string" calcext:value-type="string">
            <text:p>PROBLEMAS CON DOCUMENTACION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 PEN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MINISTRACION DE RECURSOS HUMANOS</text:p>
          </table:table-cell>
          <table:table-cell office:value-type="string" calcext:value-type="string">
            <text:p>MERCADOTECNI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101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7" calcext:value-type="date">
            <text:p>07-Apr-2011</text:p>
          </table:table-cell>
          <table:table-cell office:value-type="string" calcext:value-type="string">
            <text:p>SECRETARIA DE TURISMO Y RELACIONES INTERNACIONALES</text:p>
          </table:table-cell>
          <table:table-cell office:value-type="string" calcext:value-type="string">
            <text:p>CHIAPAS</text:p>
          </table:table-cell>
          <table:table-cell office:value-type="string" calcext:value-type="string">
            <text:p>ADMINISTRACION DEL SECTOR TURISTICO DE ESTADO Y SU DIFUCIO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DERAZGO</text:p>
          </table:table-cell>
          <table:table-cell office:value-type="string" calcext:value-type="string">
            <text:p>TOMA DE DECISIONES</text:p>
          </table:table-cell>
          <table:table-cell office:value-type="string" calcext:value-type="string">
            <text:p>RESOLUCION DE PROBLEMAS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FORMULAR Y CONDUCIR LA POLITICA LOCAL DE LA ACTIVIDAD TURISTICA</text:p>
          </table:table-cell>
          <table:table-cell office:value-type="string" calcext:value-type="string">
            <text:p>PROMOVER EL TURISMO EN COORDINACION CON LAS ENTIDADES FEDERATIVAS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APROBACION DE LA ESTERUCTURA ORGANIC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CION TURISTIC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ADMINISTRACION DEL PERSONAL</text:p>
          </table:table-cell>
          <table:table-cell office:value-type="string" calcext:value-type="string">
            <text:p>TEAMBULACION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1111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5" calcext:value-type="date">
            <text:p>25-May-2011</text:p>
          </table:table-cell>
          <table:table-cell office:value-type="string" calcext:value-type="string">
            <text:p>COORDINACION GENERAL DE RELACIONES INTERNACIONALES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AR SEGUIMIENTO A TODAS LAS ACTIVIDADES DEL JEFE DE GOBIERNO Y CADA UNA <text:s/>DE LAS DIRECCIONES POR REGION EN QUE SE DIVIDE MUNDIALMENT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OCIMIENTO EN IDIOMAS</text:p>
          </table:table-cell>
          <table:table-cell office:value-type="string" calcext:value-type="string">
            <text:p>TENER LICENCIATURA EN RELACIONES <text:s/>INTERNACIONALES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LLEVAR APOYO LOGISTICO EN EVENTOS PROTOCOLARIOS DEL JEFE DE GOBIERNO</text:p>
          </table:table-cell>
          <table:table-cell office:value-type="string" calcext:value-type="string">
            <text:p>DAR APOYO LOGISTICO EN LOS EVENTOS REALIZADOS POR LAS DIRECCIONES REGIONALES</text:p>
          </table:table-cell>
          <table:table-cell office:value-type="string" calcext:value-type="string">
            <text:p>DAR APOYO Y COORDINACION EN TRAMITES ANTE LA SECRETARIA DE RELACIONES EXTERIORES</text:p>
          </table:table-cell>
          <table:table-cell office:value-type="string" calcext:value-type="string">
            <text:p>DAR APOYO LOGISTICO EN DESAYUNOS O COMIDAS DEL JEFE DE GOBIERNO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TENER UNA RELACION MAS DIRECTA CON LAS EMBAJADA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ACIONES INTERNACIONA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BAJO EN EQUIPO</text:p>
          </table:table-cell>
          <table:table-cell office:value-type="string" calcext:value-type="string">
            <text:p>LIDERAZGO</text:p>
          </table:table-cell>
          <table:table-cell office:value-type="string" calcext:value-type="string">
            <text:p>MANEJO DE ESTRE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1109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3" calcext:value-type="date">
            <text:p>23-May-2011</text:p>
          </table:table-cell>
          <table:table-cell office:value-type="string" calcext:value-type="string">
            <text:p>PARTIDO REVOLUCIONARIO INSTITUCIONA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PARTIDO POLITICO DE REPRESENTACION POPULA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ER CONOCIMIENTOS POLITICOS</text:p>
          </table:table-cell>
          <table:table-cell office:value-type="string" calcext:value-type="string">
            <text:p>PROPONER PROGRAMAS DE DESARROLLO PUBLICO</text:p>
          </table:table-cell>
          <table:table-cell office:value-type="string" calcext:value-type="string">
            <text:p>PROPONER MODIFICACIONES A REGLAS,NORMAS Y ARTICULOS</text:p>
          </table:table-cell>
          <table:table-cell office:value-type="string" calcext:value-type="string">
            <text:p>PARTICIPAR EN COMISIONES DE MEDIO AMBIENTE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ELABORAR O MODIFICAR REGLAS,NORMAS <text:s/>O ARTICULOS DE GOBIERNO</text:p>
          </table:table-cell>
          <table:table-cell office:value-type="string" calcext:value-type="string">
            <text:p>PARTICIPOAR EN LAS COMISIONES DE GOBIERNO EN GENERAL</text:p>
          </table:table-cell>
          <table:table-cell office:value-type="string" calcext:value-type="string">
            <text:p>PROPONER PROGRAMAS DE DESARROLL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HACER QUE SE RESPETEN LAS LEYES EN GENERAL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SIONES VERBALES Y FISICA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ENCIAS POLITICAS Y SOCIAL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1106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0" calcext:value-type="date">
            <text:p>20-May-2011</text:p>
          </table:table-cell>
          <table:table-cell office:value-type="string" calcext:value-type="string">
            <text:p>PARTIDO REVOLUCIONARIO INSTITUCIONA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IRECCION ADMINISTRATIVA PUBLICA DE UN GOBIERNO FEDERA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ER LA CARRERA DE DERECHO</text:p>
          </table:table-cell>
          <table:table-cell office:value-type="string" calcext:value-type="string">
            <text:p>TENER LA NACIONALIDAD MEXICANA</text:p>
          </table:table-cell>
          <table:table-cell office:value-type="string" calcext:value-type="string">
            <text:p>HABER SIDO ELEGIDO VIA PLURINOMINAL O ABIERTA</text:p>
          </table:table-cell>
          <table:table-cell office:value-type="string" calcext:value-type="string">
            <text:p>SER UNA PERSONA LIDER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DIFUNDIR PROGRAMAS DE GOBIERNO DE CADA ENTIDAD FEDERAL</text:p>
          </table:table-cell>
          <table:table-cell office:value-type="string" calcext:value-type="string">
            <text:p>COORDINAR EL DESEMPEÑO DE LA POLITICA ECONOMICA</text:p>
          </table:table-cell>
          <table:table-cell office:value-type="string" calcext:value-type="string">
            <text:p>REALIZAR NEGOCIACIONES</text:p>
          </table:table-cell>
          <table:table-cell office:value-type="string" calcext:value-type="string">
            <text:p>PLANEAR LA SEGURIDAD CON ESTARATEGIAS MILITARES</text:p>
          </table:table-cell>
          <table:table-cell office:value-type="string" calcext:value-type="string">
            <text:p>DIRIGIR ACTIVIDADES Y ORGANIZACIONES POLITICAS A TRAVEZ DE UN PARTIDO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SER PRESIDENTE DE LA REPUBLIC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ENTADO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 PE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105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0" calcext:value-type="date">
            <text:p>20-May-2011</text:p>
          </table:table-cell>
          <table:table-cell office:value-type="string" calcext:value-type="string">
            <text:p>PARTIDO REVOLUCIONARIO INSTITUCIONA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DIRECCION Y ADMINISTRACION PUBLIC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ER EXPERIENCIA EN ADMINISTRACION</text:p>
          </table:table-cell>
          <table:table-cell office:value-type="string" calcext:value-type="string">
            <text:p>TENER ALGUNA CARRERA UNIVERSITARIA</text:p>
          </table:table-cell>
          <table:table-cell office:value-type="string" calcext:value-type="string">
            <text:p>HABER SIDO ELEGIDO VIA PLURINOMINAL O ABIERTA</text:p>
          </table:table-cell>
          <table:table-cell office:value-type="string" calcext:value-type="string">
            <text:p>TENER ALTO SENTIDO DE RESPONSABILIDAD DE SERVICIO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REPRESENTAR A MI ESTADO ANTE OTROS PAISES</text:p>
          </table:table-cell>
          <table:table-cell office:value-type="string" calcext:value-type="string">
            <text:p>ADMINISTRAR LOS RECURSOS PUBLICOS DE UN GOBIERNO FEDERAL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REPRESENTAR A MI PAIS COMO EMBAJADOR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RES</text:p>
          </table:table-cell>
          <table:table-cell office:value-type="string" calcext:value-type="string">
            <text:p>CAIDAS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ENCIAS POLITICAS Y SOCIA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1107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0" calcext:value-type="date">
            <text:p>20-May-2011</text:p>
          </table:table-cell>
          <table:table-cell office:value-type="string" calcext:value-type="string">
            <text:p>PARTIDO REVOLUCIONARIO INSTITUCIONA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DMINISTRAR RECURSOS ECONOMICOS Y NATURALES EN LOS ESTADOS DE LA REPUBLICA MEXICAN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ER CARRERA POLITICA COMO DIPUTADO,SENADOR O GOBERNADOR</text:p>
          </table:table-cell>
          <table:table-cell office:value-type="string" calcext:value-type="string">
            <text:p>TENER LA CAPACIDAD PARA SABER LLEVAR UNA ADMINISTRACION PUBLICA</text:p>
          </table:table-cell>
          <table:table-cell office:value-type="string" calcext:value-type="string">
            <text:p>TENER MADUREZ POLITICA Y DE JUSTICIA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DEFINIR LA POLITICA NACIONAL DEL PAIS</text:p>
          </table:table-cell>
          <table:table-cell office:value-type="string" calcext:value-type="string">
            <text:p>TENER LA CAPACIDAD DE INSTRUMENTAR LA POLITICA ECONOMICA</text:p>
          </table:table-cell>
          <table:table-cell office:value-type="string" calcext:value-type="string">
            <text:p>COORDINAR PROGRAMAS DE SEGURIDAD Y DISTRIBUCION DE RECURSO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PRESIDENTE DE LA BANCADA DE LOS SENADORE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BLEMAS CARDIACO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 PE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1108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3" calcext:value-type="date">
            <text:p>23-May-2011</text:p>
          </table:table-cell>
          <table:table-cell office:value-type="string" calcext:value-type="string">
            <text:p>PARTIDO DE LA REVOLUCION DEMOCRATICA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PARTIDO POLIT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RESENTAR EN EVENTOS GUBERNAMENTALES</text:p>
          </table:table-cell>
          <table:table-cell office:value-type="string" calcext:value-type="string">
            <text:p>HACER PROGRAMAS EN BENEFICIO DE LA POBLACIO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ATENDER LAS NECESIDADES Y PROBLEMATICAS DE LA SOCIEDAD</text:p>
          </table:table-cell>
          <table:table-cell office:value-type="string" calcext:value-type="string">
            <text:p>GESTIONAR SOLUCIONES DE LOS PROBLEMAS SOCIALES</text:p>
          </table:table-cell>
          <table:table-cell office:value-type="string" calcext:value-type="string">
            <text:p>PROPONER MEJORES LEYES</text:p>
          </table:table-cell>
          <table:table-cell office:value-type="string" calcext:value-type="string">
            <text:p>ELABORAR PROGRAMAS SOCIALES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ESTAR ACTUALIZANDOSE PARA PODER SERVIR A LA SOCIEDAD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SIONES VERBALES Y FISICA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CIOLOG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ARROLLO SOCIAL Y GRUPOS VULNERABLE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1110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3" calcext:value-type="date">
            <text:p>23-May-2011</text:p>
          </table:table-cell>
          <table:table-cell office:value-type="string" calcext:value-type="string">
            <text:p>PARTIDO DE LA REVOLUCION DEMOCRATICA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SER UN PARTIDO POLITICO DE REPRESENTACION POPULAR PARA AYUDAR AL PUEBL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CIPAR EN LA ELABORACION DE DISCURSOS</text:p>
          </table:table-cell>
          <table:table-cell office:value-type="string" calcext:value-type="string">
            <text:p>APROBACION DE LOS PROGRAMAS DE GOBIERNO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SECRETARIAS EJECUTIVAS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PARTICIPAR EN LA ELABORACION DE LOS PROGRAMAS DE GOBIERNO</text:p>
          </table:table-cell>
          <table:table-cell office:value-type="string" calcext:value-type="string">
            <text:p>MODIFICAR LAS POLITICAS PUBLICAS QUE AFECTAN AL ELECTORADO</text:p>
          </table:table-cell>
          <table:table-cell office:value-type="string" calcext:value-type="string">
            <text:p>ELABORAR Y DISCUTIR LEYES Y OTRAS DISPOSICIONES REGLAMENTARIAS</text:p>
          </table:table-cell>
          <table:table-cell office:value-type="string" calcext:value-type="string">
            <text:p>REPRESENTAR LA COMISION LA CUAL ENCABEZO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MANTENERTSE AL DIA EN CUENTIONES DE DISCUSION DE LEYES Y REFORMAS</text:p>
          </table:table-cell>
          <table:table-cell office:value-type="string" calcext:value-type="string">
            <text:p>APRENDER DE OTROS PAISES REFORMAS EXITOSAS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FRIR INSULTOS POR PARTE DEL PUBLICO O DE LOS ASAMBLEISTAS AJENOS DEL PARTID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ENCIAS POLITICAS Y SOCIA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104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0" calcext:value-type="date">
            <text:p>20-May-2011</text:p>
          </table:table-cell>
          <table:table-cell office:value-type="string" calcext:value-type="string">
            <text:p>DIRECCION GENERAL DE PROTECCION CIVI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PROTEGER Y RESGUARDAR A LA CIUDADANIA EN CASOS DE DESASTRES NATURAL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CIA Y COMPROMISO</text:p>
          </table:table-cell>
          <table:table-cell office:value-type="string" calcext:value-type="string">
            <text:p>RESPONSABILIDAD CON LOS CIUDADANOS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ADMINISTAR LAS ACTIVIDADES DE PROTECCION CIVIL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ESTAR ATENTO DE LAS DEMANDAS CIUDADANAS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CION Y DERE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1112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0" calcext:value-type="date">
            <text:p>20-May-2011</text:p>
          </table:table-cell>
          <table:table-cell office:value-type="string" calcext:value-type="string">
            <text:p>PALACIO MUNICIPAL DE NAUCALPAN</text:p>
          </table:table-cell>
          <table:table-cell office:value-type="string" calcext:value-type="string">
            <text:p>ESTADO DE MEXICO</text:p>
          </table:table-cell>
          <table:table-cell office:value-type="string" calcext:value-type="string">
            <text:p>MINISTERIO PUBL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BER DE LEYES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COORDINADO</text:p>
          </table:table-cell>
          <table:table-cell office:value-type="string" calcext:value-type="string">
            <text:p>ASTUTO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SIRVO A LA CIUDADANIA EN ALGUN TRAMITE</text:p>
          </table:table-cell>
          <table:table-cell office:value-type="string" calcext:value-type="string">
            <text:p>ACTIVIDADES DEL ESTADO</text:p>
          </table:table-cell>
          <table:table-cell office:value-type="string" calcext:value-type="string">
            <text:p>DIRIGIR CIERTOS GRUPOS DE SERVIDORES PUBLICOS PARA EL INTERES PUBLIC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CONOM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1113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0" calcext:value-type="date">
            <text:p>20-May-2011</text:p>
          </table:table-cell>
          <table:table-cell office:value-type="string" calcext:value-type="string">
            <text:p>PALACIO MUNICIPAL DE NAUCALPAN</text:p>
          </table:table-cell>
          <table:table-cell office:value-type="string" calcext:value-type="string">
            <text:p>ESTADO DE MEXICO</text:p>
          </table:table-cell>
          <table:table-cell office:value-type="string" calcext:value-type="string">
            <text:p>MINISTERIO PUBLIC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IAL</text:p>
          </table:table-cell>
          <table:table-cell office:value-type="string" calcext:value-type="string">
            <text:p>ATENTO</text:p>
          </table:table-cell>
          <table:table-cell office:value-type="string" calcext:value-type="string">
            <text:p>HONESTO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ME PONGO <text:s/>EN CONTACTO DIRECTO CON LA <text:s/>CIUDADANIA</text:p>
          </table:table-cell>
          <table:table-cell office:value-type="string" calcext:value-type="string">
            <text:p>SATISFAGO INTERESES PUBLICOS <text:s/>DE FORMA INMEDIATA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CION PUBL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 SOCIAL</text:p>
          </table:table-cell>
          <table:table-cell office:value-type="string" calcext:value-type="string">
            <text:p>MANEJO DE PERSONAL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1114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0" calcext:value-type="date">
            <text:p>20-May-2011</text:p>
          </table:table-cell>
          <table:table-cell office:value-type="string" calcext:value-type="string">
            <text:p>PALACIO MUNICIPAL DE NAUCALPAN</text:p>
          </table:table-cell>
          <table:table-cell office:value-type="string" calcext:value-type="string">
            <text:p>ESTADO DE MEXICO</text:p>
          </table:table-cell>
          <table:table-cell office:value-type="string" calcext:value-type="string">
            <text:p>ATENCION A LA CIUDADANIA PARA CUALQUIER INDOLE QUE SE LE OFRESC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UDIOS UNIVERSITARIOS</text:p>
          </table:table-cell>
          <table:table-cell office:value-type="string" calcext:value-type="string">
            <text:p>RESPONSABILIDAD</text:p>
          </table:table-cell>
          <table:table-cell office:value-type="string" calcext:value-type="string">
            <text:p>AMABILIDAD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HONRADEZ</text:p>
          </table:table-cell>
          <table:table-cell office:value-type="string" calcext:value-type="string">
            <text:p>TENER VOCACION EN EL TRABAJ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CONTRIBUYO A MANEJAR LAS REFORMAS YA EXISTENTES EN EL GOBIERNO MUNICIPAL</text:p>
          </table:table-cell>
          <table:table-cell office:value-type="string" calcext:value-type="string">
            <text:p>ANALIZA CASOS <text:s/>PARTICULARES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 PEN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1115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0" calcext:value-type="date">
            <text:p>20-May-2011</text:p>
          </table:table-cell>
          <table:table-cell office:value-type="string" calcext:value-type="string">
            <text:p>PALACIO MUNICIPAL DE NAUCALPAN</text:p>
          </table:table-cell>
          <table:table-cell office:value-type="string" calcext:value-type="string">
            <text:p>ESTADO DE MEXICO</text:p>
          </table:table-cell>
          <table:table-cell office:value-type="string" calcext:value-type="string">
            <text:p>ATENCION A LA CIUDADANI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UDIOS UNIVERSITARIOS</text:p>
          </table:table-cell>
          <table:table-cell office:value-type="string" calcext:value-type="string">
            <text:p>ESTAR PREPARADO PARA UNA <text:s/>TAREA DIFICIL</text:p>
          </table:table-cell>
          <table:table-cell office:value-type="string" calcext:value-type="string">
            <text:p>MANEJO DEL PERSONAL</text:p>
          </table:table-cell>
          <table:table-cell office:value-type="string" calcext:value-type="string">
            <text:p>CARACTER FUERTE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ORDENAR AL PERSONAL TODAS LAS TAREAS Y FUNCIONES Y LO DEBEN <text:s/>DE REALIZAR DURANTE LA JORNADA DE TRABAJO</text:p>
          </table:table-cell>
          <table:table-cell office:value-type="string" calcext:value-type="string">
            <text:p>REVISO ARCHIVOS, DOCUMENTOS PUBLICOS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 PEN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DERECHO PENAL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1116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0" calcext:value-type="date">
            <text:p>20-May-2011</text:p>
          </table:table-cell>
          <table:table-cell office:value-type="string" calcext:value-type="string">
            <text:p>PALACIO MUNICIPAL DE NAUCALPAN</text:p>
          </table:table-cell>
          <table:table-cell office:value-type="string" calcext:value-type="string">
            <text:p>ESTADO DE MEXICO</text:p>
          </table:table-cell>
          <table:table-cell office:value-type="string" calcext:value-type="string">
            <text:p>ACTIVIDADES GUBERNAMENTAL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ER VISION DE SU TRABAJO</text:p>
          </table:table-cell>
          <table:table-cell office:value-type="string" calcext:value-type="string">
            <text:p>ORGANIZADO</text:p>
          </table:table-cell>
          <table:table-cell office:value-type="string" calcext:value-type="string">
            <text:p>EXPERIENCIA</text:p>
          </table:table-cell>
          <table:table-cell office:value-type="string" calcext:value-type="string">
            <text:p>ESTUDIOS DE LICENCIATURA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ATENDER AL PUBLICO ANTE ALGUNA NECESIDAD</text:p>
          </table:table-cell>
          <table:table-cell office:value-type="string" calcext:value-type="string">
            <text:p>DIRIRGIR A GRUPOS DE PERSONAS PARA TRAJOS SOCIALES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3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CION PUBLIC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MINISTRACION PUBL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111" calcext:value-type="float">
            <text:p>11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1117</text:p>
          </table:table-cell>
          <table:table-cell office:value-type="float" office:value="0" calcext:value-type="float">
            <text:p>0</text:p>
          </table:table-cell>
          <table:table-cell office:value-type="date" office:date-value="2011-05-20" calcext:value-type="date">
            <text:p>20-May-2011</text:p>
          </table:table-cell>
          <table:table-cell office:value-type="string" calcext:value-type="string">
            <text:p>PALACIO MUNICIPAL DE NAUCALPAN</text:p>
          </table:table-cell>
          <table:table-cell office:value-type="string" calcext:value-type="string">
            <text:p>ESTADO DE MEXICO</text:p>
          </table:table-cell>
          <table:table-cell office:value-type="string" calcext:value-type="string">
            <text:p>ACTIVIDADES GUBERNAMENTAL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UDIOS UNIVERSITARIOS</text:p>
          </table:table-cell>
          <table:table-cell office:value-type="string" calcext:value-type="string">
            <text:p>RESPONSABILIDAD</text:p>
          </table:table-cell>
          <table:table-cell office:value-type="string" calcext:value-type="string">
            <text:p>ATENTO AL PUBLICO</text:p>
          </table:table-cell>
          <table:table-cell office:value-type="string" calcext:value-type="string">
            <text:p>MANEJO DE ARCHIVOS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MANEJO DE ARCHIVOS</text:p>
          </table:table-cell>
          <table:table-cell office:value-type="string" calcext:value-type="string">
            <text:p>LLEVAR EL RECUENTO DE ALGUN PAPELEO IMPORTANTE</text:p>
          </table:table-cell>
          <table:table-cell office:value-type="string" calcext:value-type="string">
            <text:p>ANOTAR LOS PERFILES DE LA GENTE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CION PUBLI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MINISTRACION PUBL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11" calcext:value-type="float">
            <text:p>11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1120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7" calcext:value-type="date">
            <text:p>07-Apr-2011</text:p>
          </table:table-cell>
          <table:table-cell office:value-type="string" calcext:value-type="string">
            <text:p>COLEGIO DE LA FRONTERA SUR (ECOSUR)</text:p>
          </table:table-cell>
          <table:table-cell office:value-type="string" calcext:value-type="string">
            <text:p>QUINTANA ROO</text:p>
          </table:table-cell>
          <table:table-cell office:value-type="string" calcext:value-type="string">
            <text:p>INVESTIGACION Y DOCENCIA, MAESTRIAS Y DOCTORADO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NGUN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INVESTIGADORES A NIVEL DE DOCTORADOS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COORDINAR <text:s/>PERSONAL</text:p>
          </table:table-cell>
          <table:table-cell office:value-type="string" calcext:value-type="string">
            <text:p>ADMINISTRAR LOS BIENES <text:s/>INFORMATICOS</text:p>
          </table:table-cell>
          <table:table-cell office:value-type="string" calcext:value-type="string">
            <text:p>IMPARTIR CAPACITACIONE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LA PLANEACION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SCARGAS ELECTRICAS</text:p>
          </table:table-cell>
          <table:table-cell office:value-type="string" calcext:value-type="string">
            <text:p>ESTRES LABORAL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LECOMUNICACION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RTIFICACION EN REDES <text:s/>WATERSOF</text:p>
          </table:table-cell>
          <table:table-cell office:value-type="string" calcext:value-type="string">
            <text:p>ADMINISTRACION Y CAPACITACION DE ENRUTADORES</text:p>
          </table:table-cell>
          <table:table-cell office:value-type="string" calcext:value-type="string">
            <text:p>TIERRA FISICA Y ELECTRICAS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11" calcext:value-type="float">
            <text:p>11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1118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7" calcext:value-type="date">
            <text:p>07-Apr-2011</text:p>
          </table:table-cell>
          <table:table-cell office:value-type="string" calcext:value-type="string">
            <text:p>INSTITUTO MEXICANO DEL SEGURO SOCIAL</text:p>
          </table:table-cell>
          <table:table-cell office:value-type="string" calcext:value-type="string">
            <text:p>QUINTANA ROO</text:p>
          </table:table-cell>
          <table:table-cell office:value-type="string" calcext:value-type="string">
            <text:p>PROPORCIONAR EL SERVICIO DE SALUD A LOS AFILIADOS AL IMSS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FICACIA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MEDICOS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REVISION DE ACTAS PATRONALES</text:p>
          </table:table-cell>
          <table:table-cell office:value-type="string" calcext:value-type="string">
            <text:p>CANCELACION DE MULTAS</text:p>
          </table:table-cell>
          <table:table-cell office:value-type="string" calcext:value-type="string">
            <text:p>DIFUSION PARA PRIMA DE RIESGO DE TRABAJO</text:p>
          </table:table-cell>
          <table:table-cell office:value-type="string" calcext:value-type="string">
            <text:p>REVISAR ALTAS PATRONALES</text:p>
          </table:table-cell>
          <table:table-cell office:value-type="string" calcext:value-type="string">
            <text:p>CANCELAR MULTAS</text:p>
          </table:table-cell>
          <table:table-cell office:value-type="string" calcext:value-type="string">
            <text:p>DIFUNDIR PREVENCION DE RIESGOS DE TRABAJO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HACER TODO D EMANERA EFICIENTE A FAVOR DE LOS AFILIADO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 PE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11" calcext:value-type="float">
            <text:p>11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1119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7" calcext:value-type="date">
            <text:p>07-Apr-2011</text:p>
          </table:table-cell>
          <table:table-cell office:value-type="string" calcext:value-type="string">
            <text:p>SERVICIO ESTATAL DE EMPLEO</text:p>
          </table:table-cell>
          <table:table-cell office:value-type="string" calcext:value-type="string">
            <text:p>QUINTANA ROO</text:p>
          </table:table-cell>
          <table:table-cell office:value-type="string" calcext:value-type="string">
            <text:p>BRINDAR CAPACITACION Y COLOCACION DE EMPLEOS FORMAL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ER CONOCIMIENTOS POLITICO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AGENTES DE SERVICIOS</text:p>
          </table:table-cell>
          <table:table-cell office:value-type="string" calcext:value-type="string">
            <text:p>MOZOS</text:p>
          </table:table-cell>
          <table:table-cell office:value-type="string" calcext:value-type="string">
            <text:p>SECRETARIAS</text:p>
          </table:table-cell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1,111</text:p>
          </table:table-cell>
          <table:table-cell office:value-type="string" calcext:value-type="string">
            <text:p>COORDINAR LOS DEPARTAMENTOS</text:p>
          </table:table-cell>
          <table:table-cell office:value-type="string" calcext:value-type="string">
            <text:p>PLANEAR LOS ESQUEMAS DE CAPACITACION LABORALES</text:p>
          </table:table-cell>
          <table:table-cell office:value-type="string" calcext:value-type="string">
            <text:p>SUPERVISAR LAS VINCULACIONES ENTRE LAS EMPRESAS EL SERVICIO Y LAS PERSONAS</text:p>
          </table:table-cell>
          <table:table-cell office:value-type="string" calcext:value-type="string">
            <text:p>APOYAR A LAS MICROEMPRESAS EN CAPACITACIO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APOYOS A LAS PEQUEÑAS Y MEDIANAS EMPRESAS EN CURSOS DE CAPACITACION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CION PUBL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DERAZGO</text:p>
          </table:table-cell>
          <table:table-cell office:value-type="string" calcext:value-type="string">
            <text:p>SOFTWARE EN PAQUETERI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201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4" calcext:value-type="date">
            <text:p>14-Apr-2011</text:p>
          </table:table-cell>
          <table:table-cell office:value-type="string" calcext:value-type="string">
            <text:p>COMITE PARTIDO REVOLUCIONARIO INSTITUCIONAL DISTRITO FEDERA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ER CONOCIMIENTO DE LOS PROBLEAS QUE AFECTAN AL PAIS</text:p>
          </table:table-cell>
          <table:table-cell office:value-type="string" calcext:value-type="string">
            <text:p>SER ELEGIDO POR VOTACION ELECTORAL</text:p>
          </table:table-cell>
          <table:table-cell office:value-type="string" calcext:value-type="string">
            <text:p>SER MEXICANO MAYOR A 18 AÑOS</text:p>
          </table:table-cell>
          <table:table-cell office:value-type="string" calcext:value-type="string">
            <text:p>PERTENECER A ALGUN PARTIDO POLITICO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APROVAR LEYES</text:p>
          </table:table-cell>
          <table:table-cell office:value-type="string" calcext:value-type="string">
            <text:p>REPRESENTANTE DEL PUEBLO</text:p>
          </table:table-cell>
          <table:table-cell office:value-type="string" calcext:value-type="string">
            <text:p>PARTICIPAR EN FORO DE LA CAMARA DE DIPUTADOS</text:p>
          </table:table-cell>
          <table:table-cell office:value-type="string" calcext:value-type="string">
            <text:p>REPRESENTAR A UNA DELEGACION POLITICA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ELEGIRME COMO SENADOR DE LA REPUBLIC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STRE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1230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4" calcext:value-type="date">
            <text:p>14-Apr-2011</text:p>
          </table:table-cell>
          <table:table-cell office:value-type="string" calcext:value-type="string">
            <text:p>COMITE PARTIDO REVULUCIONARIO INSTITUCIONAL DISTRITO FEDERA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ER CONOCIMIENTOS DE LOS DERECHOS DEL PUEBLO</text:p>
          </table:table-cell>
          <table:table-cell office:value-type="string" calcext:value-type="string">
            <text:p>CONOCIMIENTOS EN LEYES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DISCUTIR Y APORBAR LEYES ANTE LA CAMARA</text:p>
          </table:table-cell>
          <table:table-cell office:value-type="string" calcext:value-type="string">
            <text:p>DEBATIR LA AGENCIA LEGISLATIVA</text:p>
          </table:table-cell>
          <table:table-cell office:value-type="string" calcext:value-type="string">
            <text:p>ATENDER E IMPUGNAR LAS FALTAS ELECTORALES</text:p>
          </table:table-cell>
          <table:table-cell office:value-type="string" calcext:value-type="string">
            <text:p>PARTICIPAR EN NOMBRAMIENTOS DE CARACTER PUBLICO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SER SENADOR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RE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IENCIAS SOCIA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1218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9" calcext:value-type="date">
            <text:p>19-Apr-2011</text:p>
          </table:table-cell>
          <table:table-cell office:value-type="string" calcext:value-type="string">
            <text:p>CAMARA DE DIPUTADOS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ACION EN TEMAS LEGISLATIVOS</text:p>
          </table:table-cell>
          <table:table-cell office:value-type="string" calcext:value-type="string">
            <text:p>GESTION ANTE ENTIDADES PRIVADAS Y PUBLICAS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ASESORES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ESTUDIO DE INICIATIVAS</text:p>
          </table:table-cell>
          <table:table-cell office:value-type="string" calcext:value-type="string">
            <text:p>ELABORAR DICTAMENES</text:p>
          </table:table-cell>
          <table:table-cell office:value-type="string" calcext:value-type="string">
            <text:p>GESTIONAR A FAVOR DE PUNTOS VULNERABLE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GESTIONES A FAVOR DE LOS GRUPOS SOCIALES MAS DESPROTEGIDOS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CCIDENTE AUTOMOVILISTICO</text:p>
          </table:table-cell>
          <table:table-cell office:value-type="string" calcext:value-type="string">
            <text:p>ASALTOS</text:p>
          </table:table-cell>
          <table:table-cell office:value-type="string" calcext:value-type="string">
            <text:p>AGRESION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CION PUBLI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QUIDAD Y GENERO (UNACH)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11229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20" calcext:value-type="date">
            <text:p>20-Apr-2011</text:p>
          </table:table-cell>
          <table:table-cell office:value-type="string" calcext:value-type="string">
            <text:p>CAMARA DE DIPUTADOS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 ABOGADOS COMPROMETIDOS CON LA CUIDADANIA Y EL PAI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ASESORES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DISCUTIR Y APROBAR PRESUPUESTOS</text:p>
          </table:table-cell>
          <table:table-cell office:value-type="string" calcext:value-type="string">
            <text:p>AUTORIZAR CREDITOS AL PRESUPUESTO</text:p>
          </table:table-cell>
          <table:table-cell office:value-type="string" calcext:value-type="string">
            <text:p>VELAR POR LOS INTERESES DEL PUEBL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VIGILAR QUE LAS LEYES NO PERJUDIQUEN A LOS MAS POBRES O NECESITADO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1222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4" calcext:value-type="date">
            <text:p>04-Apr-2011</text:p>
          </table:table-cell>
          <table:table-cell office:value-type="string" calcext:value-type="string">
            <text:p>CENTRO DE ESTUDIOS DE LAS FINANZAS PUBLICAS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TECNICO ADMINISTR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RENCIALES</text:p>
          </table:table-cell>
          <table:table-cell office:value-type="string" calcext:value-type="string">
            <text:p>LIDERAZGO</text:p>
          </table:table-cell>
          <table:table-cell office:value-type="string" calcext:value-type="string">
            <text:p>NEGOCIACION</text:p>
          </table:table-cell>
          <table:table-cell office:value-type="string" calcext:value-type="string">
            <text:p>TRABAJO EN EQUIPO</text:p>
          </table:table-cell>
          <table:table-cell office:value-type="string" calcext:value-type="string">
            <text:p>ORIENTACION Y RESULTADOS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PLAZAS DE INVESTIGADORES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COADYUVAR CON LAS DIRECCIONES DE LA CAMARA PARA UNA CORRECTA UTILIZACION DE RECURSOS</text:p>
          </table:table-cell>
          <table:table-cell office:value-type="string" calcext:value-type="string">
            <text:p>BUEN FUNCIONAMIENTO DEL CEEP</text:p>
          </table:table-cell>
          <table:table-cell office:value-type="string" calcext:value-type="string">
            <text:p>ASISTENTE PARLAMENTARIA A MATERIA DE ECONOMIA</text:p>
          </table:table-cell>
          <table:table-cell office:value-type="string" calcext:value-type="string">
            <text:p>ASEGURAR</text:p>
          </table:table-cell>
          <table:table-cell office:value-type="string" calcext:value-type="string">
            <text:p>COADYUVAR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ASISTENCIA PARLAMENTARIA POR MAIL, PERSONAL, ESCRIT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NO TE AUTORIZAN EL PRESUPUESTO A TIEMP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CONOM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ACIDADES GERENCIALES</text:p>
          </table:table-cell>
          <table:table-cell office:value-type="string" calcext:value-type="string">
            <text:p>ADMINISTRACION EN RECURSOS HUMANOS, MATERIALES Y FINANCIERO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1228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21" calcext:value-type="date">
            <text:p>21-Apr-2011</text:p>
          </table:table-cell>
          <table:table-cell office:value-type="string" calcext:value-type="string">
            <text:p>COMITE DIRECTIVO ESTATAL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PONSABILIDAD CON LA ADMINISTRACION DE LOS RECURSO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LICENCIADO EN DERECH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PROPONER ENMIENDOS Y REFORMAS A LA CONSTITUCION</text:p>
          </table:table-cell>
          <table:table-cell office:value-type="string" calcext:value-type="string">
            <text:p>EJERCER FUNCIONES DE CONTROL EN EL GOBIERNO</text:p>
          </table:table-cell>
          <table:table-cell office:value-type="string" calcext:value-type="string">
            <text:p>ORGANIZAR Y PROMOVER L PARTICIPACION CIUDADANA</text:p>
          </table:table-cell>
          <table:table-cell office:value-type="string" calcext:value-type="string">
            <text:p>APROBAR LINEAS GENERALES DEL PLAN DE DESARROLLO ECONOMICO</text:p>
          </table:table-cell>
          <table:table-cell office:value-type="string" calcext:value-type="string">
            <text:p>AUTORIZAR CONTRATOS DE INTERES PUBLICOS MUNICIPALES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PROPONER LEYES QUE MEJOREN <text:s/>LA CALIDAD DE VIDA DE LA CIUDADANI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1225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4" calcext:value-type="date">
            <text:p>04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LIO CONOCIMIENTO DE LA REALIDAD PARA PODER PLASMAR EN LEYES, INICIATIVAS, LAS GESTIONES Y SOLUCIONE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CREAR LEYES</text:p>
          </table:table-cell>
          <table:table-cell office:value-type="string" calcext:value-type="string">
            <text:p>ANALIZAR LEYES</text:p>
          </table:table-cell>
          <table:table-cell office:value-type="string" calcext:value-type="string">
            <text:p>REUNIONES DE TRABAJO</text:p>
          </table:table-cell>
          <table:table-cell office:value-type="string" calcext:value-type="string">
            <text:p>LEER DICTAMEN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CUMPLEN TEMAS QUE EN SU DISTRITO LA GENTE LE HA DEMANDAD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NAZA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LITICAS PUBLIC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SO LEGISLATIVO EN LA ZTAM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1220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4" calcext:value-type="date">
            <text:p>04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ACION RESPECTO A TEMAS LEGISLATIVOS</text:p>
          </table:table-cell>
          <table:table-cell office:value-type="string" calcext:value-type="string">
            <text:p>CURSOS SOBRE CUESTIONES LEGISLATIVAS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TRABAJAR PARA LA CIUDADANIA TOMANDO DECISIONES QUE LA FAVOREZCAN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MAYOR CAPACITACION EN TEMAS LEGISLATIVOS</text:p>
          </table:table-cell>
          <table:table-cell office:value-type="string" calcext:value-type="string">
            <text:p>ASESORIA EN TEMAS COMO POLITICAS PUBLICAS Y SOCIALES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4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STRE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CION PUBLIC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1224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20" calcext:value-type="date">
            <text:p>20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ENDER AL CIUDADAN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TRABAJAR EN CUANTO A LAS REFORMAS DEL SECTOR LABORAL</text:p>
          </table:table-cell>
          <table:table-cell office:value-type="string" calcext:value-type="string">
            <text:p>MANTENER ACUERDO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LEGISLAR MEJOR</text:p>
          </table:table-cell>
          <table:table-cell office:value-type="string" calcext:value-type="string">
            <text:p>LLEGAR A NUEVOS ACUERDO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STRE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ENCIAS POLITIC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1210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8" calcext:value-type="date">
            <text:p>18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ISLAR CON VISION A FUTUR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GESTIONAR EN COMISIONES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LLEVAR A CABO EN TIEMPO Y FORMA LA AGENDA LEGISLATIV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STRES</text:p>
          </table:table-cell>
          <table:table-cell office:value-type="string" calcext:value-type="string">
            <text:p>INSOMNIO</text:p>
          </table:table-cell>
          <table:table-cell office:value-type="string" calcext:value-type="string">
            <text:p>ESTR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CONOM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1208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8" calcext:value-type="date">
            <text:p>18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EFILES PROFESIONALES ASI COMO VINCULACION A LAS PRACTICAS POLITICA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TRABAJO EN COMISIONES DE LA AGENDA LEGISLATIVA</text:p>
          </table:table-cell>
          <table:table-cell office:value-type="string" calcext:value-type="string">
            <text:p>ANALISAR Y DISCUTIR LA LEYES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TODO LO RELAZIONADO A REFORMAS IMPORTANTE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CION PUBLI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SO DE ESTRUDIOS LEGISLATIV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1211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8" calcext:value-type="date">
            <text:p>18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BAJAR EFICIENTEMENTE ASI COMO TOMAR DESICIONES CONGRUENTES RESPECTO AL PRESUPUESTO FEDERAL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DIRIGIR Y DELEGAR ACUERDOS</text:p>
          </table:table-cell>
          <table:table-cell office:value-type="string" calcext:value-type="string">
            <text:p>SEGUIR LA AGENDA LEGISLATIVA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LLEVAR ACABO TODOS LOS ACUERDOS EN CUANTO A TOMA DE DESICIONES EN TIEMPO Y FORMA PARA QUE LAS LEYES SEAN ANALIZADAS Y APROVADA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1212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8" calcext:value-type="date">
            <text:p>18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PACIDAD DE ANALISIS, CONGRUENCIA</text:p>
          </table:table-cell>
          <table:table-cell office:value-type="string" calcext:value-type="string">
            <text:p>CAPACIDADES PROFESIONALES Y TRAYECTORIA POLITICA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GENERAR ACUERDOS</text:p>
          </table:table-cell>
          <table:table-cell office:value-type="string" calcext:value-type="string">
            <text:p>DICTAMENES</text:p>
          </table:table-cell>
          <table:table-cell office:value-type="string" calcext:value-type="string">
            <text:p>APROVAR MEJORES LEYES</text:p>
          </table:table-cell>
          <table:table-cell office:value-type="string" calcext:value-type="string">
            <text:p>LLEGAR A PROMOVER ACUERDOS</text:p>
          </table:table-cell>
          <table:table-cell office:value-type="string" calcext:value-type="string">
            <text:p>ANALISAR LA AGENDA LEGISLATIVA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ESTAR MEJOR ACESORADO, ASI COMO ANALISAR A FONDO LAS PROPUESTAS DE LOS COMPAÑEROS Y LA PROPUESTA DE NUESTRA SECCION PARLAMENTARI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ENCIAS POLITIC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SOS LEGISLATIVOS</text:p>
          </table:table-cell>
          <table:table-cell office:value-type="string" calcext:value-type="string">
            <text:p>CURSOS DE ADMINISTRACION PUBLICA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1214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8" calcext:value-type="date">
            <text:p>18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ISLAR DE MANERA ORDENADA</text:p>
          </table:table-cell>
          <table:table-cell office:value-type="string" calcext:value-type="string">
            <text:p>TOMAR DESICIONES ADECUADAS PARA QUE LAS REFORMAS ENVIADAS POR EL EJECUTIVO SALGAN LO MEJOR Y EN TIEMPO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ATENDER A LA CIUDADANIA ASI COMO ESCUCHAR SUS PETICIONES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TRABAJAR MAS Y MEJOR ASI COMO ASISTIR PUNTUAL AL PLENO DE SECCION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ENCIAS POLITIC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SO DE ADMINISTRACION PUBLICA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1215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8" calcext:value-type="date">
            <text:p>18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OCER A FONDO LA AGENDA LEGISLATIVA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PLANEAR Y ANALIZAR REFORMAS A LAS LEYES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LEGISLAR DE FORMA ORDENADA Y ACORDE A LOS TIEMPO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1216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8" calcext:value-type="date">
            <text:p>18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JORAR LAS RELACIONES PARA TOMAR ACUERDOS</text:p>
          </table:table-cell>
          <table:table-cell office:value-type="string" calcext:value-type="string">
            <text:p>TIEMPO PARA LA AGENDA LEGISLATIVA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ACTIVIDADES LEGISLATIVAS</text:p>
          </table:table-cell>
          <table:table-cell office:value-type="string" calcext:value-type="string">
            <text:p>ACTIVIDADES DE GESTION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MEJORAR EL TURISMO</text:p>
          </table:table-cell>
          <table:table-cell office:value-type="string" calcext:value-type="string">
            <text:p>MEJORAR EL EMPLEO</text:p>
          </table:table-cell>
          <table:table-cell office:value-type="string" calcext:value-type="string">
            <text:p>MEJORAR LA PRODUCC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1217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8" calcext:value-type="date">
            <text:p>18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JORAR LA ATENCION A LA CIUDADANIA</text:p>
          </table:table-cell>
          <table:table-cell office:value-type="string" calcext:value-type="string">
            <text:p>MEJORAR LOS TIEMPO DE LA AGENDA LEGISLATIVA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SERVIR A LA CIUDADANIA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MEJORAR LAS LEYES</text:p>
          </table:table-cell>
          <table:table-cell office:value-type="string" calcext:value-type="string">
            <text:p>MEJORAR EL DESEMPEÑO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ENCIAS POLITIC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SO DE LEGISLACION</text:p>
          </table:table-cell>
          <table:table-cell office:value-type="string" calcext:value-type="string">
            <text:p>DIPLOMADO EN PPS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1219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1" calcext:value-type="date">
            <text:p>11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OCIMIENTOS LEGISLATIVOS</text:p>
          </table:table-cell>
          <table:table-cell office:value-type="string" calcext:value-type="string">
            <text:p>CONTAR CON EXPERIENCIA EN ADMINISTRACION PUBLICA FEDERAL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ESTAR EN COMISIONES</text:p>
          </table:table-cell>
          <table:table-cell office:value-type="string" calcext:value-type="string">
            <text:p>TRABAJAR EN COMISIONE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LLEGAR A NUEVOS CONSENSOS</text:p>
          </table:table-cell>
          <table:table-cell office:value-type="string" calcext:value-type="string">
            <text:p>LLEGAR A ACUERDOS A PROBLEMATICAS DEL AMBITO MINERO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ENCIAS POLITIC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SOS LEGISLATIV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1226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8" calcext:value-type="date">
            <text:p>08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ENCION A LA CIUDADANIA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COADYUVAR CON EL PODER EJECUTIVO Y JUDICIAL EN LAS REFORMAS Y ADICIONES A LOS REGLAMENTOS QUE RIGEN LA VIDA DEL PAIS</text:p>
          </table:table-cell>
          <table:table-cell office:value-type="string" calcext:value-type="string">
            <text:p>MANTENER UN ENLACE PERMANENTE A EFECTO DE GESTIONAR Y ATENDER PROBLEMATICAS DE LA LEGISLATURA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ACTIVIDADES PROPIAS DEL SECTOR, PESQUERO, VIVIENDA Y VITIVINICOLA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BLEMAS LUMBARE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INISTRACION PUBLIC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1213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8" calcext:value-type="date">
            <text:p>18-Apr-2011</text:p>
          </table:table-cell>
          <table:table-cell office:value-type="string" calcext:value-type="string">
            <text:p>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BAJAR MEJOR ASI COMO ANALIZAR CORRECTAMENTE LAS POLITICAS PUBLICA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ASISTIR A JUNTAS</text:p>
          </table:table-cell>
          <table:table-cell office:value-type="string" calcext:value-type="string">
            <text:p>TRABAJAR CON LA JUNTA DISTRITAL</text:p>
          </table:table-cell>
          <table:table-cell office:value-type="string" calcext:value-type="string">
            <text:p>TRABAJAR EN CONDICIONES LEGISLATIVAS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LEGISLAR MEJOR CADA DIA ASI COMO ANALIZAR LAS REFORMAS A LEYE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CUESTRO</text:p>
          </table:table-cell>
          <table:table-cell office:value-type="string" calcext:value-type="string">
            <text:p>ESTRES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SO DE ADMINISTRACION PUBLICA</text:p>
          </table:table-cell>
          <table:table-cell office:value-type="string" calcext:value-type="string">
            <text:p>CURSO LEGISLATIVO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1223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20" calcext:value-type="date">
            <text:p>20-Apr-2011</text:p>
          </table:table-cell>
          <table:table-cell office:value-type="string" calcext:value-type="string">
            <text:p>JUAN <text:s/>JOSE CUEVAS GARCIA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R SIEMPRE EN MENTALIDAD DE UN CIUDADAN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ESTUDIAR</text:p>
          </table:table-cell>
          <table:table-cell office:value-type="string" calcext:value-type="string">
            <text:p>ANALIZAR</text:p>
          </table:table-cell>
          <table:table-cell office:value-type="string" calcext:value-type="string">
            <text:p>RECURSOS EQUITATIVOS RESPECTO AL PEF</text:p>
          </table:table-cell>
          <table:table-cell office:value-type="string" calcext:value-type="string">
            <text:p>BENEFICIAR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ASESORARSE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EJOS DE EX-DIPUTADOS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112" calcext:value-type="float">
            <text:p>11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1209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15" calcext:value-type="date">
            <text:p>15-Apr-2011</text:p>
          </table:table-cell>
          <table:table-cell office:value-type="string" calcext:value-type="string">
            <text:p>PALACIO CONGRESO DE LA UNION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ISLAR DE MANERA CORRECTA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LLEGAR A ACUERDOS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SOLO LEGISLAR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0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NAZA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ENCIAS SOCIA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float" office:value="1112" calcext:value-type="float">
            <text:p>11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1227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4" calcext:value-type="date">
            <text:p>04-Apr-2011</text:p>
          </table:table-cell>
          <table:table-cell office:value-type="string" calcext:value-type="string">
            <text:p>CAMARA DE DIPUTADOS DEL ESTADO DE MEXICO</text:p>
          </table:table-cell>
          <table:table-cell office:value-type="string" calcext:value-type="string">
            <text:p>ESTADO DE MEXICO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MISMO</text:p>
          </table:table-cell>
          <table:table-cell office:value-type="string" calcext:value-type="string">
            <text:p>PRESENTAR A TIEMPO Y EN FORMA LOS PROGRAMAS DE TRABAJO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PRODUCIR Y CUMPLIR ACUERDOS</text:p>
          </table:table-cell>
          <table:table-cell office:value-type="string" calcext:value-type="string">
            <text:p>MANTENER UN ENLACE CIUDADAN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MANTENER LOS ACUERDOS DE LA AGENDA LEGISLATIVA</text:p>
          </table:table-cell>
          <table:table-cell office:value-type="string" calcext:value-type="string">
            <text:p>APOYAR LOS COMPROMISOS DEL GOBERNADOR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ENCIAS POLITIC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112" calcext:value-type="float">
            <text:p>1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205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20" calcext:value-type="date">
            <text:p>20-Apr-2011</text:p>
          </table:table-cell>
          <table:table-cell office:value-type="string" calcext:value-type="string">
            <text:p>LUIS ERNESTO VILCHIS CONTRERAS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NGUN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HACER ASAMBLEAS</text:p>
          </table:table-cell>
          <table:table-cell office:value-type="string" calcext:value-type="string">
            <text:p>PONER DE ACUERDO PARA QUE EMANEN LAS LEYES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PONERNOS DE ACUERDO PARA EL BIENESTAR DEL ESTAD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string" calcext:value-type="string">
            <text:p>PROBLEMAS LUMBARE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FORMAR LEYES</text:p>
          </table:table-cell>
          <table:table-cell office:value-type="string" calcext:value-type="string">
            <text:p>CALIDAD <text:s/>TOTAL</text:p>
          </table:table-cell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112" calcext:value-type="float">
            <text:p>11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1207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5" calcext:value-type="date">
            <text:p>05-Apr-2011</text:p>
          </table:table-cell>
          <table:table-cell office:value-type="string" calcext:value-type="string">
            <text:p>PROCURADURIA GENERAL DE JUSTICIA DEL ESTADO DE SAN JOSE DE CERVERA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IMPORTANCIA DE JUSTICIA DE UNA FORMA EXPEDIRA DENTRO DE UN IMAGEN LEGAL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IMPARTIR JUSTICIA</text:p>
          </table:table-cell>
          <table:table-cell office:value-type="string" calcext:value-type="string">
            <text:p>ELABORACION Y APROBACION <text:s/>DE LAS DISPOSICIONES REGLAMENTARIAS</text:p>
          </table:table-cell>
          <table:table-cell office:value-type="string" calcext:value-type="string">
            <text:p>MODIFICAR POLITICAS PUBLICA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PERSONAL BIEN CAPACITADO Y HONEST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ENTAD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RECH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112" calcext:value-type="float">
            <text:p>1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1206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5" calcext:value-type="date">
            <text:p>05-Apr-2011</text:p>
          </table:table-cell>
          <table:table-cell office:value-type="string" calcext:value-type="string">
            <text:p>SINDICATO DE LOS TRABAJADORES DE MEXICO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 GESTIONES A LOS LEGISLADORES Y A LOS CIUDADANO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PRESENTAR PROPUESTAS AL CONGRESO DEL DERECHO DEL TRABAJADOR</text:p>
          </table:table-cell>
          <table:table-cell office:value-type="string" calcext:value-type="string">
            <text:p>APOYAR TODAS LAS NECESIDAD DE LOS TRABAJADORES A LA CONFEDERACION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TODOS POR SU REPRESENTANTE DEL SINDICAT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CUESTR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ENCIAS POLITIC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TUS DEL PARTIDO</text:p>
          </table:table-cell>
          <table:table-cell office:value-type="string" calcext:value-type="string">
            <text:p>MERCADOTECNIA POLITICA</text:p>
          </table:table-cell>
          <table:table-cell office:value-type="string" calcext:value-type="string">
            <text:p>LIDERAZGO POLITICO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12" calcext:value-type="float">
            <text:p>11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1221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5" calcext:value-type="date">
            <text:p>05-Apr-2011</text:p>
          </table:table-cell>
          <table:table-cell office:value-type="string" calcext:value-type="string">
            <text:p>JUAN PABLO JIMENEZ CONCHA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ROMISO CON LA EMPRESA</text:p>
          </table:table-cell>
          <table:table-cell office:value-type="string" calcext:value-type="string">
            <text:p>HONESTIDAD EN EL MANEJO DEL TRABAJO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ASESORES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LEGISLAR LAS LEYES DEL PAIS</text:p>
          </table:table-cell>
          <table:table-cell office:value-type="string" calcext:value-type="string">
            <text:p>GESTIONAR LAS PETICIONES DE LOS CIUDADANOS</text:p>
          </table:table-cell>
          <table:table-cell office:value-type="string" calcext:value-type="string">
            <text:p>GENERAR ACUERDOS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LAS LEYES SE CONFORMEN (PARALISIS LEGISLATIVA)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AGRESIONES VERBALES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1202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1" calcext:value-type="date">
            <text:p>01-Apr-2011</text:p>
          </table:table-cell>
          <table:table-cell office:value-type="string" calcext:value-type="string">
            <text:p>HONORABLE CAMARA DE DIPUTADOS DEL CONGRESO DE LA UNION XL</text:p>
          </table:table-cell>
          <table:table-cell office:value-type="string" calcext:value-type="string">
            <text:p>QUINTANA ROO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S CAPACITACION EN LO ADMINISTRATIVO. JURIDICO Y EN TODAS LAS AREAS QUE CUMPLEN CON EL PODER LEGISLATIV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APOYAR LA LEYES</text:p>
          </table:table-cell>
          <table:table-cell office:value-type="string" calcext:value-type="string">
            <text:p>FORMULAR Y ADECUAR MEJORES LEYES A LA REALIDAD</text:p>
          </table:table-cell>
          <table:table-cell table:number-columns-repeated="7" office:value-type="string" calcext:value-type="string">
            <text:p><text:s/></text:p>
          </table:table-cell>
          <table:table-cell office:value-type="string" calcext:value-type="string">
            <text:p>SABER NEGOCIAR</text:p>
          </table:table-cell>
          <table:table-cell office:value-type="string" calcext:value-type="string">
            <text:p>LLEGAR EN ACUERDOS PARA EL BENEFICIO A LA SOCIEDAD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RDIDA DE CREDIBILIDAD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ECH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DERAZGO POLITICO</text:p>
          </table:table-cell>
          <table:table-cell office:value-type="string" calcext:value-type="string">
            <text:p>PROCESO LEGISLATIVO</text:p>
          </table:table-cell>
          <table:table-cell office:value-type="string" calcext:value-type="string">
            <text:p>COMUNICACION POLITICA</text:p>
          </table:table-cell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12" calcext:value-type="float">
            <text:p>1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204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6" calcext:value-type="date">
            <text:p>06-Apr-2011</text:p>
          </table:table-cell>
          <table:table-cell office:value-type="string" calcext:value-type="string">
            <text:p>LIANE <text:s/>ALINE AKE CANTO</text:p>
          </table:table-cell>
          <table:table-cell office:value-type="string" calcext:value-type="string">
            <text:p>QUINTANA ROO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NGUN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ELABORAR LAS LEYES</text:p>
          </table:table-cell>
          <table:table-cell office:value-type="string" calcext:value-type="string">
            <text:p>APROBAR Y DISCUTIR LAS LEYES</text:p>
          </table:table-cell>
          <table:table-cell office:value-type="string" calcext:value-type="string">
            <text:p>DEFENDER LOS INTERESES DE CUALQUIER REPRESENTANTE</text:p>
          </table:table-cell>
          <table:table-cell office:value-type="string" calcext:value-type="string">
            <text:p>ELABORAR DISCURSOS</text:p>
          </table:table-cell>
          <table:table-cell office:value-type="string" calcext:value-type="string">
            <text:p>PARTICIPAR EN EL NOMBRAMIENTO DE DIPUTADOS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OMAR CURSO DE RELACIONES HUMANA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INGUNO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ACIONES HUMAN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SO DE RELACIONES HUMANAS</text:p>
          </table:table-cell>
          <table:table-cell office:value-type="string" calcext:value-type="string">
            <text:p>CURSO DE IDIOMAS</text:p>
          </table:table-cell>
          <table:table-cell office:value-type="string" calcext:value-type="string">
            <text:p>CURSO DE ADMINISTRACION</text:p>
          </table:table-cell>
          <table:table-cell office:value-type="string" calcext:value-type="string">
            <text:p>CURSO DE LEYES</text:p>
          </table:table-cell>
          <table:table-cell office:value-type="string" calcext:value-type="string">
            <text:p>CURSO DE RELACIONES INTERNACIONAL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12" calcext:value-type="float">
            <text:p>1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203</text:p>
          </table:table-cell>
          <table:table-cell office:value-type="float" office:value="0" calcext:value-type="float">
            <text:p>0</text:p>
          </table:table-cell>
          <table:table-cell office:value-type="date" office:date-value="2011-04-06" calcext:value-type="date">
            <text:p>06-Apr-2011</text:p>
          </table:table-cell>
          <table:table-cell office:value-type="string" calcext:value-type="string">
            <text:p>VARDY CORREA CONTRERAS</text:p>
          </table:table-cell>
          <table:table-cell office:value-type="string" calcext:value-type="string">
            <text:p>QUINTANA ROO</text:p>
          </table:table-cell>
          <table:table-cell office:value-type="string" calcext:value-type="string">
            <text:p>ACTIVIDADES LEGISLATIVA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NGUNO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NINGUNO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,112</text:p>
          </table:table-cell>
          <table:table-cell office:value-type="string" calcext:value-type="string">
            <text:p>CREAR, APROBAR Y RECHAZAR LEYES</text:p>
          </table:table-cell>
          <table:table-cell office:value-type="string" calcext:value-type="string">
            <text:p>LEGISLAR</text:p>
          </table:table-cell>
          <table:table-cell office:value-type="string" calcext:value-type="string">
            <text:p>ELABORAR DISCURSOS</text:p>
          </table:table-cell>
          <table:table-cell office:value-type="string" calcext:value-type="string">
            <text:p>PARTICIPAR EN FOROS Y/O DEBATES PUBLICOS</text:p>
          </table:table-cell>
          <table:table-cell office:value-type="string" calcext:value-type="string">
            <text:p>MODIFICAR O CONTRIBUIR EN PROGRAMAS DE GOBIERNO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TOMAR CURSO DE ACTUALIZACION EN EL AMBITO LEGISLATIVO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NGUNA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ACIONES INTERNACIONA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SO DE LEYES</text:p>
          </table:table-cell>
          <table:table-cell office:value-type="string" calcext:value-type="string">
            <text:p>CURSO DE RELACIONES PUBLICAS</text:p>
          </table:table-cell>
          <table:table-cell office:value-type="string" calcext:value-type="string">
            <text:p>CURSO DE RELACIONES INTERNACIONALES</text:p>
          </table:table-cell>
          <table:table-cell office:value-type="string" calcext:value-type="string">
            <text:p>CURSO DE IDIOMAS</text:p>
          </table:table-cell>
          <table:table-cell table:number-columns-repeated="2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6:55:13.751243679</meta:creation-date>
    <dc:date>2018-06-03T16:55:45.943940364</dc:date>
    <meta:editing-duration>PT32S</meta:editing-duration>
    <meta:editing-cycles>1</meta:editing-cycles>
    <meta:document-statistic meta:table-count="1" meta:cell-count="7854" meta:object-count="0"/>
    <meta:generator>LibreOffice/5.1.6.2$Linux_X86_64 LibreOffice_project/10m0$Build-2</meta:generator>
  </office:meta>
</office:document-meta>
</file>